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47.73mm"/>
    </style:style>
    <style:style style:name="co3" style:family="table-column">
      <style:table-column-properties fo:break-before="auto" style:column-width="119.63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auto" style:column-width="60.1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ipMouse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Solder sequence – top only</text:p>
          </table:table-cell>
        </table:table-row>
        <table:table-row table:style-name="ro1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MagneticBuzzer_Kingstate_KCG06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n/500V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antalum_SMD:CP_EIA-3216-18_Kemet-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LED_SMD:LED_SK6812_PLCC4_5.0x5.0mm_P3.2m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MF-NSMF050-2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M50-3900542</text:p>
          </table:table-cell>
          <table:table-cell office:value-type="string" calcext:value-type="string">
            <text:p>Connector_PinHeader_1.27mm:PinHeader_2x05_P1.27mm_Horizontal</text:p>
          </table:table-cell>
          <table:table-cell office:value-type="string" calcext:value-type="string">
            <text:p>~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ARM_JTAG_SWD_10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http://infocenter.arm.com/help/topic/com.arm.doc.faqs/attached/13634/cortex_debug_connectors.pd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~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:USB_Micro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Socket_1.27mm:PinSocket_1x06_P1.27mm_Vertical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IO direct</text:p>
          </table:table-cell>
          <table:table-cell office:value-type="string" calcext:value-type="string">
            <text:p>Jumper:SolderJumper-2_P1.3mm_Open_Pad1.0x1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WE-74479775147</text:p>
          </table:table-cell>
          <table:table-cell office:value-type="string" calcext:value-type="string">
            <text:p>Inductor_SMD:L_0805_2012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2R,min 0.1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2R,min 0.1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easurement_Points:Measurement_Point_Round-SMD-Pad_Sm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easurement_Points:Measurement_Point_Round-SMD-Pad_Sm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easurement_Points:Measurement_Point_Round-SMD-Pad_Sm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easurement_Points:Measurement_Point_Round-SMD-Pad_Sm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5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easurement_Points:Measurement_Point_Round-SMD-Pad_Sm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footprints-Lib:ESP32-W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SOP4838</text:p>
          </table:table-cell>
          <table:table-cell office:value-type="string" calcext:value-type="string">
            <text:p>OptoDevice:Vishay_MOLD-3Pin</text:p>
          </table:table-cell>
          <table:table-cell office:value-type="string" calcext:value-type="string">
            <text:p>http://www.vishay.com/docs/82460/tsop45.pd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PC11U14FBD</text:p>
          </table:table-cell>
          <table:table-cell office:value-type="string" calcext:value-type="string">
            <text:p>Package_QFP:LQFP-48_7x7mm_P0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SR_1-2433</text:p>
          </table:table-cell>
          <table:table-cell office:value-type="string" calcext:value-type="string">
            <text:p>Converter_DCDC:Converter_DCDC_TRACO_TSR-1_THT</text:p>
          </table:table-cell>
          <table:table-cell office:value-type="string" calcext:value-type="string">
            <text:p>http://www.tracopower.com/products/tsr1.pd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PXV7007GP</text:p>
          </table:table-cell>
          <table:table-cell office:value-type="string" calcext:value-type="string">
            <text:p>MPXV7007GP:MPXV7007GP</text:p>
          </table:table-cell>
          <table:table-cell office:value-type="string" calcext:value-type="string">
            <text:p>http://www.nxp.com/files/sensors/doc/data_sheet/MPXA6115A.pd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JA-12.000-18-DFE</text:p>
          </table:table-cell>
          <table:table-cell office:value-type="string" calcext:value-type="string">
            <text:p>Crystal:Crystal_SMD_3225-4Pin_3.2x2.5mm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LipMouse3.A2:FLipMouse3.Y1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.00.0000</text:date>, <text:time style:data-style-name="N2" text:time-value="10:43:24.716268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0T13:49:01.163263771</dc:date>
    <dc:creator>Benjamin A</dc:creator>
    <meta:editing-duration>PT2H36M18S</meta:editing-duration>
    <meta:editing-cycles>10</meta:editing-cycles>
    <meta:generator>LibreOffice/6.1.2.1$Linux_X86_64 LibreOffice_project/10$Build-1</meta:generator>
    <meta:document-statistic meta:table-count="1" meta:cell-count="271" meta:object-count="0"/>
  </office:meta>
</office:document-meta>
</file>